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start" style:justify-single-word="false">
        <style:tab-stops/>
      </style:paragraph-properties>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P35" style:family="paragraph" style:parent-style-name="Standard">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P36" style:family="paragraph" style:parent-style-name="Standard">
      <style:paragraph-properties fo:text-align="start" style:justify-single-word="false">
        <style:tab-stops/>
      </style:paragraph-properties>
      <style:text-properties fo:font-weight="bold" style:font-weight-asian="bold"/>
    </style:style>
    <style:style style:name="P37"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6"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7"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9"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60"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61" style:family="paragraph" style:parent-style-name="Standard">
      <style:paragraph-properties fo:margin-left="0cm" fo:margin-right="0cm" fo:text-indent="0cm" style:auto-text-indent="false"/>
      <style:text-properties style:font-name="Liberation Serif" officeooo:paragraph-rsid="00315db7"/>
    </style:style>
    <style:style style:name="P62"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3"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4"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5" style:family="paragraph" style:parent-style-name="Standard">
      <style:paragraph-properties fo:margin-left="0cm" fo:margin-right="0cm" fo:text-indent="0cm" style:auto-text-indent="false"/>
      <style:text-properties style:font-name="Liberation Serif" officeooo:paragraph-rsid="0048a51b"/>
    </style:style>
    <style:style style:name="P66" style:family="paragraph" style:parent-style-name="Standard">
      <style:paragraph-properties fo:margin-left="0cm" fo:margin-right="0cm" fo:text-indent="0cm" style:auto-text-indent="false"/>
      <style:text-properties style:font-name="Liberation Serif" officeooo:paragraph-rsid="003c02c3"/>
    </style:style>
    <style:style style:name="P67" style:family="paragraph" style:parent-style-name="Standard">
      <style:paragraph-properties fo:margin-left="0cm" fo:margin-right="0cm" fo:text-indent="0cm" style:auto-text-indent="false"/>
      <style:text-properties style:font-name="Liberation Serif" officeooo:paragraph-rsid="003aabce"/>
    </style:style>
    <style:style style:name="P68"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9b07e5" officeooo:paragraph-rsid="009911b1" style:font-weight-asian="normal" style:font-weight-complex="normal"/>
    </style:style>
    <style:style style:name="P7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248da" officeooo:paragraph-rsid="00acac10" style:font-weight-asian="normal" style:font-weight-complex="normal"/>
    </style:style>
    <style:style style:name="P7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7c7e7" officeooo:paragraph-rsid="00acac10" style:font-weight-asian="normal" style:font-weight-complex="normal"/>
    </style:style>
    <style:style style:name="P7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61c99" officeooo:paragraph-rsid="00acac10" style:font-weight-asian="normal" style:font-weight-complex="normal"/>
    </style:style>
    <style:style style:name="P7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4b53c" officeooo:paragraph-rsid="00a4b53c" style:font-weight-asian="normal" style:font-weight-complex="normal"/>
    </style:style>
    <style:style style:name="P7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45848" style:font-weight-asian="normal" style:font-weight-complex="normal"/>
    </style:style>
    <style:style style:name="P7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708f8" style:font-weight-asian="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79210" style:font-weight-asian="normal" style:font-weight-complex="normal"/>
    </style:style>
    <style:style style:name="P7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299c" style:font-weight-asian="normal"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7853" style:font-weight-asian="normal"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a299c" officeooo:paragraph-rsid="00ba299c" style:font-weight-asian="normal" style:font-weight-complex="normal"/>
    </style:style>
    <style:style style:name="P8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c4f96" officeooo:paragraph-rsid="00ba299c" style:font-weight-asian="normal" style:font-weight-complex="normal"/>
    </style:style>
    <style:style style:name="P8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d547b" officeooo:paragraph-rsid="00bd547b" style:font-weight-asian="normal" style:font-weight-complex="normal"/>
    </style:style>
    <style:style style:name="P8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53077" officeooo:paragraph-rsid="00cd42b2" style:font-weight-asian="normal" style:font-weight-complex="normal"/>
    </style:style>
    <style:style style:name="P8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74f63" officeooo:paragraph-rsid="00c71b91" style:font-weight-asian="normal" style:font-weight-complex="normal"/>
    </style:style>
    <style:style style:name="P8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93582" officeooo:paragraph-rsid="00c93582" style:font-weight-asian="normal" style:font-weight-complex="normal"/>
    </style:style>
    <style:style style:name="P8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ee647" officeooo:paragraph-rsid="00bee647" style:font-weight-asian="normal" style:font-weight-complex="normal"/>
    </style:style>
    <style:style style:name="P8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9fb722" officeooo:paragraph-rsid="009fb722" style:font-weight-asian="bold" style:font-weight-complex="bold"/>
    </style:style>
    <style:style style:name="P8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28350" officeooo:paragraph-rsid="00b28350" style:font-weight-asian="bold" style:font-weight-complex="bold"/>
    </style:style>
    <style:style style:name="P8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ee647" officeooo:paragraph-rsid="00bee647" style:font-weight-asian="bold" style:font-weight-complex="bold"/>
    </style:style>
    <style:style style:name="P9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c300bf" officeooo:paragraph-rsid="00c300bf" style:font-weight-asian="bold" style:font-weight-complex="bold"/>
    </style:style>
    <style:style style:name="P9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officeooo:rsid="00a61c99" officeooo:paragraph-rsid="00a4b53c"/>
    </style:style>
    <style:style style:name="P9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italic" fo:font-weight="normal" officeooo:rsid="00bee647" officeooo:paragraph-rsid="00bee647" style:font-style-asian="italic" style:font-weight-asian="normal" style:font-style-complex="italic" style:font-weight-complex="normal"/>
    </style:style>
    <style:style style:name="P93" style:family="paragraph" style:parent-style-name="Standard">
      <style:paragraph-properties fo:margin-left="0cm" fo:margin-right="0cm" fo:text-indent="0cm" style:auto-text-indent="false"/>
      <style:text-properties officeooo:paragraph-rsid="009911b1"/>
    </style:style>
    <style:style style:name="P94" style:family="paragraph" style:parent-style-name="Standard">
      <style:paragraph-properties fo:margin-left="0cm" fo:margin-right="0cm" fo:text-indent="0cm" style:auto-text-indent="false"/>
      <style:text-properties officeooo:paragraph-rsid="009fb722"/>
    </style:style>
    <style:style style:name="P95" style:family="paragraph" style:parent-style-name="Standard">
      <style:paragraph-properties fo:margin-left="0cm" fo:margin-right="0cm" fo:text-indent="0cm" style:auto-text-indent="false"/>
      <style:text-properties officeooo:paragraph-rsid="00a4b53c"/>
    </style:style>
    <style:style style:name="P96" style:family="paragraph" style:parent-style-name="Standard">
      <style:paragraph-properties fo:margin-left="0cm" fo:margin-right="0cm" fo:text-indent="0cm" style:auto-text-indent="false"/>
      <style:text-properties officeooo:paragraph-rsid="00aa6f92"/>
    </style:style>
    <style:style style:name="P97" style:family="paragraph" style:parent-style-name="Standard">
      <style:paragraph-properties fo:margin-left="0cm" fo:margin-right="0cm" fo:text-indent="0cm" style:auto-text-indent="false"/>
      <style:text-properties officeooo:paragraph-rsid="00acac10"/>
    </style:style>
    <style:style style:name="P98" style:family="paragraph" style:parent-style-name="Standard">
      <style:paragraph-properties fo:margin-left="0cm" fo:margin-right="0cm" fo:text-indent="0cm" style:auto-text-indent="false"/>
      <style:text-properties officeooo:rsid="00acac10" officeooo:paragraph-rsid="00acac10"/>
    </style:style>
    <style:style style:name="P99" style:family="paragraph" style:parent-style-name="Standard">
      <style:paragraph-properties fo:margin-left="0cm" fo:margin-right="0cm" fo:text-indent="0cm" style:auto-text-indent="false"/>
      <style:text-properties officeooo:paragraph-rsid="0036d3bf"/>
    </style:style>
    <style:style style:name="P100" style:family="paragraph" style:parent-style-name="Standard">
      <style:paragraph-properties fo:margin-left="0cm" fo:margin-right="0cm" fo:text-indent="0cm" style:auto-text-indent="false"/>
      <style:text-properties officeooo:paragraph-rsid="00ba299c"/>
    </style:style>
    <style:style style:name="P101" style:family="paragraph" style:parent-style-name="Standard">
      <style:paragraph-properties fo:margin-left="0cm" fo:margin-right="0cm" fo:text-indent="0cm" style:auto-text-indent="false"/>
      <style:text-properties officeooo:rsid="00ba7853" officeooo:paragraph-rsid="00ba7853"/>
    </style:style>
    <style:style style:name="P102" style:family="paragraph" style:parent-style-name="Standard">
      <style:paragraph-properties fo:margin-left="0cm" fo:margin-right="0cm" fo:text-indent="0cm" style:auto-text-indent="false"/>
      <style:text-properties officeooo:rsid="00bd547b" officeooo:paragraph-rsid="00bd547b"/>
    </style:style>
    <style:style style:name="P103" style:family="paragraph" style:parent-style-name="Standard">
      <style:paragraph-properties fo:margin-left="0cm" fo:margin-right="0cm" fo:text-indent="0cm" style:auto-text-indent="false"/>
      <style:text-properties fo:font-weight="bold" officeooo:rsid="00c93582" officeooo:paragraph-rsid="00c93582" style:font-weight-asian="bold" style:font-weight-complex="bold"/>
    </style:style>
    <style:style style:name="P104" style:family="paragraph" style:parent-style-name="Standard">
      <style:paragraph-properties fo:margin-left="0cm" fo:margin-right="0cm" fo:text-indent="0cm" style:auto-text-indent="false"/>
      <style:text-properties fo:font-weight="bold" officeooo:rsid="00bee647" officeooo:paragraph-rsid="00bee647" style:font-weight-asian="bold" style:font-weight-complex="bold"/>
    </style:style>
    <style:style style:name="P105" style:family="paragraph" style:parent-style-name="Standard">
      <style:paragraph-properties fo:margin-left="0cm" fo:margin-right="0cm" fo:text-indent="0cm" style:auto-text-indent="false"/>
      <style:text-properties fo:font-weight="normal" officeooo:rsid="00bee647" officeooo:paragraph-rsid="00bee647" style:font-weight-asian="normal" style:font-weight-complex="normal"/>
    </style:style>
    <style:style style:name="P106" style:family="paragraph" style:parent-style-name="Standard">
      <style:paragraph-properties fo:margin-left="0cm" fo:margin-right="0cm" fo:text-indent="0cm" style:auto-text-indent="false"/>
      <style:text-properties fo:font-weight="normal" officeooo:rsid="00bee647" officeooo:paragraph-rsid="00c2a72a" style:font-weight-asian="normal" style:font-weight-complex="normal"/>
    </style:style>
    <style:style style:name="P107" style:family="paragraph" style:parent-style-name="Standard">
      <style:paragraph-properties fo:margin-left="0cm" fo:margin-right="0cm" fo:text-indent="0cm" style:auto-text-indent="false"/>
      <style:text-properties fo:font-weight="normal" officeooo:rsid="00cbcab7" officeooo:paragraph-rsid="00cbcab7" style:font-weight-asian="normal" style:font-weight-complex="normal"/>
    </style:style>
    <style:style style:name="P108"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109"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110"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111"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112"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113"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114" style:family="paragraph" style:parent-style-name="Standard">
      <style:paragraph-properties fo:margin-left="0.72cm" fo:margin-right="0cm" fo:text-indent="0cm" style:auto-text-indent="false"/>
      <style:text-properties style:font-name="Liberation Serif" officeooo:paragraph-rsid="005ee367"/>
    </style:style>
    <style:style style:name="P115"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116" style:family="paragraph" style:parent-style-name="Standard">
      <style:paragraph-properties fo:margin-left="0.72cm" fo:margin-right="0cm" fo:text-indent="0cm" style:auto-text-indent="false"/>
      <style:text-properties style:font-name="Liberation Serif" officeooo:paragraph-rsid="00664652"/>
    </style:style>
    <style:style style:name="P117"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118"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11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ee647" officeooo:paragraph-rsid="00bee647" style:font-weight-asian="bold" style:font-weight-complex="bold"/>
    </style:style>
    <style:style style:name="P12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2bf3b" officeooo:paragraph-rsid="00d2bf3b" style:font-weight-asian="bold" style:font-weight-complex="bold"/>
    </style:style>
    <style:style style:name="P12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6f1cf" officeooo:paragraph-rsid="00d6f1cf" style:font-weight-asian="bold" style:font-weight-complex="bold"/>
    </style:style>
    <style:style style:name="P12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993f7" officeooo:paragraph-rsid="00d993f7" style:font-weight-asian="bold" style:font-weight-complex="bold"/>
    </style:style>
    <style:style style:name="P12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f09aa" officeooo:paragraph-rsid="00df09aa" style:font-weight-asian="bold" style:font-weight-complex="bold"/>
    </style:style>
    <style:style style:name="P12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bcab7" officeooo:paragraph-rsid="00cbcab7" style:font-weight-asian="normal" style:font-weight-complex="normal"/>
    </style:style>
    <style:style style:name="P12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a299c" officeooo:paragraph-rsid="00ba299c" style:font-weight-asian="normal" style:font-weight-complex="normal"/>
    </style:style>
    <style:style style:name="P12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fb0f7" officeooo:paragraph-rsid="00cfb0f7" style:font-weight-asian="normal" style:font-weight-complex="normal"/>
    </style:style>
    <style:style style:name="P12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0f5b8" officeooo:paragraph-rsid="00d0f5b8" style:font-weight-asian="normal" style:font-weight-complex="normal"/>
    </style:style>
    <style:style style:name="P12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4a18c" officeooo:paragraph-rsid="00d4a18c" style:font-weight-asian="normal" style:font-weight-complex="normal"/>
    </style:style>
    <style:style style:name="P12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616a7" officeooo:paragraph-rsid="00d616a7" style:font-weight-asian="normal" style:font-weight-complex="normal"/>
    </style:style>
    <style:style style:name="P13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6f1cf" officeooo:paragraph-rsid="00d6f1cf" style:font-weight-asian="normal" style:font-weight-complex="normal"/>
    </style:style>
    <style:style style:name="P13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96cd2" officeooo:paragraph-rsid="00d96cd2" style:font-weight-asian="normal" style:font-weight-complex="normal"/>
    </style:style>
    <style:style style:name="P13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0eb0" officeooo:paragraph-rsid="00de0eb0" style:font-weight-asian="normal" style:font-weight-complex="normal"/>
    </style:style>
    <style:style style:name="P13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a8e1" officeooo:paragraph-rsid="00dea8e1" style:font-weight-asian="normal" style:font-weight-complex="normal"/>
    </style:style>
    <style:style style:name="P13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f09aa" officeooo:paragraph-rsid="00df09aa" style:font-weight-asian="normal" style:font-weight-complex="normal"/>
    </style:style>
    <style:style style:name="P135" style:family="paragraph" style:parent-style-name="Standard">
      <style:paragraph-properties fo:margin-left="0cm" fo:margin-right="0cm" fo:text-indent="0cm" style:auto-text-indent="false"/>
      <style:text-properties fo:font-style="normal" officeooo:rsid="00dc2ec5" officeooo:paragraph-rsid="00dc2ec5" style:font-style-asian="normal" style:font-style-complex="normal"/>
    </style:style>
    <style:style style:name="P136" style:family="paragraph" style:parent-style-name="Standard">
      <style:paragraph-properties fo:margin-left="0cm" fo:margin-right="0cm" fo:text-indent="0cm" style:auto-text-indent="false"/>
      <style:text-properties officeooo:paragraph-rsid="00d810be"/>
    </style:style>
    <style:style style:name="P137" style:family="paragraph" style:parent-style-name="Standard">
      <style:paragraph-properties fo:margin-left="0cm" fo:margin-right="0cm" fo:text-indent="0cm" style:auto-text-indent="false"/>
      <style:text-properties officeooo:paragraph-rsid="00d993f7"/>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style:text-position="super 58%" style:font-name="Liberation Serif" fo:font-weight="bold" officeooo:rsid="0036d3b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15db7" style:font-weight-asian="normal" style:font-weight-complex="normal"/>
    </style:style>
    <style:style style:name="T23" style:family="text">
      <style:text-properties fo:font-weight="normal" officeooo:rsid="0032790e" style:font-weight-asian="normal" style:font-weight-complex="normal"/>
    </style:style>
    <style:style style:name="T24" style:family="text">
      <style:text-properties fo:font-weight="normal" officeooo:rsid="0034d4fa" style:font-weight-asian="normal" style:font-weight-complex="normal"/>
    </style:style>
    <style:style style:name="T25" style:family="text">
      <style:text-properties fo:font-weight="normal" officeooo:rsid="0038c786" style:font-weight-asian="normal" style:font-weight-complex="normal"/>
    </style:style>
    <style:style style:name="T26" style:family="text">
      <style:text-properties fo:font-weight="normal" officeooo:rsid="0036d3bf" style:font-weight-asian="normal" style:font-weight-complex="normal"/>
    </style:style>
    <style:style style:name="T27" style:family="text">
      <style:text-properties fo:font-weight="normal" officeooo:rsid="003aabce" style:font-weight-asian="normal" style:font-weight-complex="normal"/>
    </style:style>
    <style:style style:name="T28" style:family="text">
      <style:text-properties fo:font-weight="normal" officeooo:rsid="003cbf38" style:font-weight-asian="normal" style:font-weight-complex="normal"/>
    </style:style>
    <style:style style:name="T29" style:family="text">
      <style:text-properties fo:font-weight="normal" officeooo:rsid="003db462" style:font-weight-asian="normal" style:font-weight-complex="normal"/>
    </style:style>
    <style:style style:name="T30" style:family="text">
      <style:text-properties fo:font-weight="normal" officeooo:rsid="003f39d6" style:font-weight-asian="normal" style:font-weight-complex="normal"/>
    </style:style>
    <style:style style:name="T31" style:family="text">
      <style:text-properties fo:font-weight="normal" officeooo:rsid="003f655c" style:font-weight-asian="normal" style:font-weight-complex="normal"/>
    </style:style>
    <style:style style:name="T32" style:family="text">
      <style:text-properties fo:font-weight="normal" officeooo:rsid="004137f3" style:font-weight-asian="normal" style:font-weight-complex="normal"/>
    </style:style>
    <style:style style:name="T33" style:family="text">
      <style:text-properties fo:font-weight="normal" officeooo:rsid="004208be" style:font-weight-asian="normal" style:font-weight-complex="normal"/>
    </style:style>
    <style:style style:name="T34" style:family="text">
      <style:text-properties fo:font-weight="normal" officeooo:rsid="00476d93" style:font-weight-asian="normal" style:font-weight-complex="normal"/>
    </style:style>
    <style:style style:name="T35" style:family="text">
      <style:text-properties fo:font-weight="normal" officeooo:rsid="0048a51b" style:font-weight-asian="normal" style:font-weight-complex="normal"/>
    </style:style>
    <style:style style:name="T36" style:family="text">
      <style:text-properties fo:font-weight="normal" officeooo:rsid="003c02c3" style:font-weight-asian="normal" style:font-weight-complex="normal"/>
    </style:style>
    <style:style style:name="T37" style:family="text">
      <style:text-properties fo:font-weight="normal" officeooo:rsid="004d2176" style:font-weight-asian="normal" style:font-weight-complex="normal"/>
    </style:style>
    <style:style style:name="T38" style:family="text">
      <style:text-properties fo:font-weight="normal" officeooo:rsid="004ec085" style:font-weight-asian="normal" style:font-weight-complex="normal"/>
    </style:style>
    <style:style style:name="T39" style:family="text">
      <style:text-properties fo:font-weight="normal" officeooo:rsid="0050a5ab" style:font-weight-asian="normal" style:font-weight-complex="normal"/>
    </style:style>
    <style:style style:name="T40" style:family="text">
      <style:text-properties fo:font-weight="normal" officeooo:rsid="005359f9" style:font-weight-asian="normal" style:font-weight-complex="normal"/>
    </style:style>
    <style:style style:name="T41" style:family="text">
      <style:text-properties fo:font-weight="normal" officeooo:rsid="00544c46" style:font-weight-asian="normal" style:font-weight-complex="normal"/>
    </style:style>
    <style:style style:name="T42" style:family="text">
      <style:text-properties fo:font-weight="normal" officeooo:rsid="0054ca93" style:font-weight-asian="normal" style:font-weight-complex="normal"/>
    </style:style>
    <style:style style:name="T43" style:family="text">
      <style:text-properties fo:font-weight="normal" officeooo:rsid="00551489" style:font-weight-asian="normal" style:font-weight-complex="normal"/>
    </style:style>
    <style:style style:name="T44" style:family="text">
      <style:text-properties fo:font-weight="normal" officeooo:rsid="0055fc0b" style:font-weight-asian="normal" style:font-weight-complex="normal"/>
    </style:style>
    <style:style style:name="T45" style:family="text">
      <style:text-properties fo:font-weight="normal" officeooo:rsid="00570b3b" style:font-weight-asian="normal" style:font-weight-complex="normal"/>
    </style:style>
    <style:style style:name="T46" style:family="text">
      <style:text-properties fo:font-weight="normal" officeooo:rsid="006d053c" style:font-weight-asian="normal" style:font-weight-complex="normal"/>
    </style:style>
    <style:style style:name="T47" style:family="text">
      <style:text-properties fo:font-weight="normal" officeooo:rsid="00705343" style:font-weight-asian="normal" style:font-weight-complex="normal"/>
    </style:style>
    <style:style style:name="T48" style:family="text">
      <style:text-properties fo:font-weight="normal" officeooo:rsid="00759d83" style:font-weight-asian="normal" style:font-weight-complex="normal"/>
    </style:style>
    <style:style style:name="T49" style:family="text">
      <style:text-properties fo:font-weight="normal" officeooo:rsid="007715de" style:font-weight-asian="normal" style:font-weight-complex="normal"/>
    </style:style>
    <style:style style:name="T50" style:family="text">
      <style:text-properties fo:font-weight="normal" officeooo:rsid="007818c0" style:font-weight-asian="normal" style:font-weight-complex="normal"/>
    </style:style>
    <style:style style:name="T51" style:family="text">
      <style:text-properties fo:font-weight="normal" officeooo:rsid="0079b913" style:font-weight-asian="normal" style:font-weight-complex="normal"/>
    </style:style>
    <style:style style:name="T52" style:family="text">
      <style:text-properties fo:font-weight="normal" officeooo:rsid="0074611a" style:font-weight-asian="normal" style:font-weight-complex="normal"/>
    </style:style>
    <style:style style:name="T53" style:family="text">
      <style:text-properties fo:font-weight="normal" officeooo:rsid="008096a7" style:font-weight-asian="normal" style:font-weight-complex="normal"/>
    </style:style>
    <style:style style:name="T54" style:family="text">
      <style:text-properties fo:font-weight="normal" officeooo:rsid="00822964" style:font-weight-asian="normal" style:font-weight-complex="normal"/>
    </style:style>
    <style:style style:name="T55" style:family="text">
      <style:text-properties fo:font-weight="normal" officeooo:rsid="0095e800" style:font-weight-asian="normal" style:font-weight-complex="normal"/>
    </style:style>
    <style:style style:name="T56" style:family="text">
      <style:text-properties fo:font-weight="normal" officeooo:rsid="00996fe4" style:font-weight-asian="normal" style:font-weight-complex="normal"/>
    </style:style>
    <style:style style:name="T57" style:family="text">
      <style:text-properties fo:font-weight="normal" officeooo:rsid="0099e811" style:font-weight-asian="normal" style:font-weight-complex="normal"/>
    </style:style>
    <style:style style:name="T58" style:family="text">
      <style:text-properties officeooo:rsid="0048a51b"/>
    </style:style>
    <style:style style:name="T59" style:family="text">
      <style:text-properties officeooo:rsid="0049a164"/>
    </style:style>
    <style:style style:name="T60" style:family="text">
      <style:text-properties officeooo:rsid="00517ce0"/>
    </style:style>
    <style:style style:name="T61" style:family="text">
      <style:text-properties officeooo:rsid="0051831c"/>
    </style:style>
    <style:style style:name="T62" style:family="text">
      <style:text-properties officeooo:rsid="005a6017"/>
    </style:style>
    <style:style style:name="T63" style:family="text">
      <style:text-properties officeooo:rsid="005c0fc0"/>
    </style:style>
    <style:style style:name="T64" style:family="text">
      <style:text-properties officeooo:rsid="005d22e1"/>
    </style:style>
    <style:style style:name="T65" style:family="text">
      <style:text-properties officeooo:rsid="005e8578"/>
    </style:style>
    <style:style style:name="T66" style:family="text">
      <style:text-properties officeooo:rsid="005ee367"/>
    </style:style>
    <style:style style:name="T67" style:family="text">
      <style:text-properties officeooo:rsid="0060b6ec"/>
    </style:style>
    <style:style style:name="T68" style:family="text">
      <style:text-properties officeooo:rsid="006292c9"/>
    </style:style>
    <style:style style:name="T69" style:family="text">
      <style:text-properties officeooo:rsid="00648d28"/>
    </style:style>
    <style:style style:name="T70" style:family="text">
      <style:text-properties officeooo:rsid="00664652"/>
    </style:style>
    <style:style style:name="T71" style:family="text">
      <style:text-properties officeooo:rsid="0067563b"/>
    </style:style>
    <style:style style:name="T72" style:family="text">
      <style:text-properties officeooo:rsid="0067a511"/>
    </style:style>
    <style:style style:name="T73" style:family="text">
      <style:text-properties fo:font-style="italic" officeooo:rsid="0067a511" style:font-style-asian="italic" style:font-style-complex="italic"/>
    </style:style>
    <style:style style:name="T74" style:family="text">
      <style:text-properties fo:font-style="italic" officeooo:rsid="0071880c" style:font-style-asian="italic" style:font-style-complex="italic"/>
    </style:style>
    <style:style style:name="T75" style:family="text">
      <style:text-properties fo:font-style="normal" officeooo:rsid="0067a511" style:font-style-asian="normal" style:font-style-complex="normal"/>
    </style:style>
    <style:style style:name="T76" style:family="text">
      <style:text-properties fo:font-style="normal" officeooo:rsid="0071880c" style:font-style-asian="normal" style:font-style-complex="normal"/>
    </style:style>
    <style:style style:name="T77" style:family="text">
      <style:text-properties officeooo:rsid="006f48ef"/>
    </style:style>
    <style:style style:name="T78" style:family="text">
      <style:text-properties officeooo:rsid="0070ee44"/>
    </style:style>
    <style:style style:name="T79" style:family="text">
      <style:text-properties officeooo:rsid="00759d83"/>
    </style:style>
    <style:style style:name="T80" style:family="text">
      <style:text-properties officeooo:rsid="0078eb8d"/>
    </style:style>
    <style:style style:name="T81" style:family="text">
      <style:text-properties officeooo:rsid="007b490d"/>
    </style:style>
    <style:style style:name="T82" style:family="text">
      <style:text-properties officeooo:rsid="0074611a"/>
    </style:style>
    <style:style style:name="T83" style:family="text">
      <style:text-properties officeooo:rsid="007e33bb"/>
    </style:style>
    <style:style style:name="T84" style:family="text">
      <style:text-properties officeooo:rsid="00855234"/>
    </style:style>
    <style:style style:name="T85" style:family="text">
      <style:text-properties officeooo:rsid="00858b28"/>
    </style:style>
    <style:style style:name="T86" style:family="text">
      <style:text-properties officeooo:rsid="0086f57e"/>
    </style:style>
    <style:style style:name="T87" style:family="text">
      <style:text-properties officeooo:rsid="008737e1"/>
    </style:style>
    <style:style style:name="T88" style:family="text">
      <style:text-properties officeooo:rsid="0088866f"/>
    </style:style>
    <style:style style:name="T89" style:family="text">
      <style:text-properties officeooo:rsid="008a373d"/>
    </style:style>
    <style:style style:name="T90" style:family="text">
      <style:text-properties officeooo:rsid="008b672c"/>
    </style:style>
    <style:style style:name="T91" style:family="text">
      <style:text-properties officeooo:rsid="008c9fe2"/>
    </style:style>
    <style:style style:name="T92" style:family="text">
      <style:text-properties officeooo:rsid="008da87e"/>
    </style:style>
    <style:style style:name="T93" style:family="text">
      <style:text-properties officeooo:rsid="00902551"/>
    </style:style>
    <style:style style:name="T94" style:family="text">
      <style:text-properties officeooo:rsid="009118dd"/>
    </style:style>
    <style:style style:name="T95" style:family="text">
      <style:text-properties officeooo:rsid="0092f3c0"/>
    </style:style>
    <style:style style:name="T96" style:family="text">
      <style:text-properties officeooo:rsid="0095c9e6"/>
    </style:style>
    <style:style style:name="T97" style:family="text">
      <style:text-properties officeooo:rsid="0095e800"/>
    </style:style>
    <style:style style:name="T98" style:family="text">
      <style:text-properties officeooo:rsid="009911b1"/>
    </style:style>
    <style:style style:name="T99" style:family="text">
      <style:text-properties fo:font-variant="normal" fo:text-transform="none" fo:color="#283041" style:font-name="Liberation Serif" fo:font-size="10.5pt" fo:letter-spacing="normal" fo:font-style="normal"/>
    </style:style>
    <style:style style:name="T100"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1"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normal" officeooo:rsid="00b79210" style:font-weight-asian="normal" style:font-weight-complex="normal"/>
    </style:style>
    <style:style style:name="T117" style:family="text">
      <style:text-properties fo:font-variant="normal" fo:text-transform="none" fo:color="#283041" style:font-name="Liberation Serif" fo:font-size="10.5pt" fo:letter-spacing="normal" fo:font-style="normal" fo:font-weight="normal" officeooo:rsid="00ba299c" style:font-weight-asian="normal" style:font-weight-complex="normal"/>
    </style:style>
    <style:style style:name="T118" style:family="text">
      <style:text-properties fo:font-variant="normal" fo:text-transform="none" fo:color="#283041" style:font-name="Liberation Serif" fo:font-size="10.5pt" fo:letter-spacing="normal" fo:font-style="normal" fo:font-weight="normal" officeooo:rsid="00ba7853" style:font-weight-asian="normal" style:font-weight-complex="normal"/>
    </style:style>
    <style:style style:name="T119" style:family="text">
      <style:text-properties fo:font-variant="normal" fo:text-transform="none" fo:color="#283041" style:font-name="Liberation Serif" fo:font-size="10.5pt" fo:letter-spacing="normal" fo:font-style="normal" fo:font-weight="normal" officeooo:rsid="00bc4f96" style:font-weight-asian="normal" style:font-weight-complex="normal"/>
    </style:style>
    <style:style style:name="T120" style:family="text">
      <style:text-properties fo:font-variant="normal" fo:text-transform="none" fo:color="#283041" style:font-name="Liberation Serif" fo:font-size="10.5pt" fo:letter-spacing="normal" fo:font-style="normal" fo:font-weight="normal" officeooo:rsid="00bd547b" style:font-weight-asian="normal" style:font-weight-complex="normal"/>
    </style:style>
    <style:style style:name="T121" style:family="text">
      <style:text-properties fo:font-variant="normal" fo:text-transform="none" fo:color="#283041" style:font-name="Liberation Serif" fo:font-size="10.5pt" fo:letter-spacing="normal" fo:font-style="normal" fo:font-weight="normal" officeooo:rsid="00d810be" style:font-weight-asian="normal" style:font-weight-complex="normal"/>
    </style:style>
    <style:style style:name="T122" style:family="text">
      <style:text-properties fo:font-variant="normal" fo:text-transform="none" fo:color="#283041" style:font-name="Liberation Serif" fo:font-size="10.5pt" fo:letter-spacing="normal" fo:font-style="normal" fo:font-weight="normal" officeooo:rsid="00d993f7" style:font-weight-asian="normal" style:font-weight-complex="normal"/>
    </style:style>
    <style:style style:name="T123" style:family="text">
      <style:text-properties fo:font-variant="normal" fo:text-transform="none" fo:color="#283041" style:font-name="Liberation Serif" fo:font-size="10.5pt" fo:letter-spacing="normal" fo:font-style="normal" fo:font-weight="normal" officeooo:rsid="00db7c8f" style:font-weight-asian="normal" style:font-weight-complex="normal"/>
    </style:style>
    <style:style style:name="T124"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25"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26" style:family="text">
      <style:text-properties fo:font-variant="normal" fo:text-transform="none" fo:color="#283041" style:font-name="Liberation Serif" fo:font-size="10.5pt" fo:letter-spacing="normal" fo:font-style="normal" officeooo:rsid="00a56ff4"/>
    </style:style>
    <style:style style:name="T127" style:family="text">
      <style:text-properties fo:font-variant="normal" fo:text-transform="none" fo:color="#283041" style:font-name="Liberation Serif" fo:font-size="10.5pt" fo:letter-spacing="normal" fo:font-style="normal" officeooo:rsid="00a61c99"/>
    </style:style>
    <style:style style:name="T128" style:family="text">
      <style:text-properties fo:font-variant="normal" fo:text-transform="none" fo:color="#283041" style:font-name="Liberation Serif" fo:font-size="10.5pt" fo:letter-spacing="normal" fo:font-style="normal" officeooo:rsid="00aa6f92"/>
    </style:style>
    <style:style style:name="T129" style:family="text">
      <style:text-properties fo:font-variant="normal" fo:text-transform="none" fo:color="#283041" style:font-name="Liberation Serif" fo:font-size="10.5pt" fo:letter-spacing="normal" fo:font-style="normal" officeooo:rsid="00acac10"/>
    </style:style>
    <style:style style:name="T130" style:family="text">
      <style:text-properties fo:font-variant="normal" fo:text-transform="none" fo:color="#283041" style:font-name="Liberation Serif" fo:font-size="10.5pt" fo:letter-spacing="normal" fo:font-style="normal" officeooo:rsid="00c0c49c"/>
    </style:style>
    <style:style style:name="T131" style:family="text">
      <style:text-properties fo:font-variant="normal" fo:text-transform="none" fo:color="#283041" style:font-name="Liberation Serif" fo:font-size="10.5pt" fo:letter-spacing="normal" fo:font-style="normal" officeooo:rsid="00c2a72a"/>
    </style:style>
    <style:style style:name="T132" style:family="text">
      <style:text-properties fo:font-variant="normal" fo:text-transform="none" fo:color="#283041" style:font-name="Liberation Serif" fo:font-size="10.5pt" fo:letter-spacing="normal" fo:font-style="normal" officeooo:rsid="00c300bf"/>
    </style:style>
    <style:style style:name="T133" style:family="text">
      <style:text-properties fo:font-variant="normal" fo:text-transform="none" fo:color="#283041" style:font-name="Liberation Serif" fo:font-size="10.5pt" fo:letter-spacing="normal" fo:font-style="normal" officeooo:rsid="00c74f63"/>
    </style:style>
    <style:style style:name="T134" style:family="text">
      <style:text-properties fo:font-variant="normal" fo:text-transform="none" fo:color="#283041" style:font-name="Liberation Serif" fo:font-size="10.5pt" fo:letter-spacing="normal" fo:font-style="normal" officeooo:rsid="00ca76b9"/>
    </style:style>
    <style:style style:name="T135" style:family="text">
      <style:text-properties fo:font-variant="normal" fo:text-transform="none" fo:color="#283041" style:font-name="Liberation Serif" fo:font-size="10.5pt" fo:letter-spacing="normal" fo:font-style="normal" officeooo:rsid="00c71b91"/>
    </style:style>
    <style:style style:name="T136" style:family="text">
      <style:text-properties fo:font-variant="normal" fo:text-transform="none" fo:color="#283041" style:font-name="Liberation Serif" fo:font-size="10.5pt" fo:letter-spacing="normal" fo:font-style="italic" fo:font-weight="normal" officeooo:rsid="00db7c8f" style:font-style-asian="italic" style:font-weight-asian="normal" style:font-style-complex="italic" style:font-weight-complex="normal"/>
    </style:style>
    <style:style style:name="T137" style:family="text">
      <style:text-properties fo:font-variant="normal" fo:text-transform="none" fo:color="#283041" style:font-name="Liberation Serif" fo:font-size="10.5pt" fo:letter-spacing="normal" fo:font-weight="normal" style:font-weight-asian="normal" style:font-weight-complex="normal"/>
    </style:style>
    <style:style style:name="T138" style:family="text">
      <style:text-properties fo:font-variant="normal" fo:text-transform="none" fo:color="#283041" style:font-name="Liberation Serif" fo:font-size="10.5pt" fo:letter-spacing="normal" fo:font-weight="normal" officeooo:rsid="00db7c8f" style:font-weight-asian="normal" style:font-weight-complex="normal"/>
    </style:style>
    <style:style style:name="T139" style:family="text">
      <style:text-properties fo:font-variant="normal" fo:text-transform="none" fo:color="#283041" style:text-position="super 58%" style:font-name="Liberation Serif" fo:font-size="10.5pt" fo:letter-spacing="normal" fo:font-style="normal"/>
    </style:style>
    <style:style style:name="T140"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41" style:family="text">
      <style:text-properties officeooo:rsid="009e799a"/>
    </style:style>
    <style:style style:name="T142" style:family="text">
      <style:text-properties style:font-name="Liberation Serif" fo:font-weight="bold" officeooo:rsid="0036d3bf" style:font-weight-asian="bold" style:font-weight-complex="bold"/>
    </style:style>
    <style:style style:name="T143" style:family="text">
      <style:text-properties style:font-name="Liberation Serif" fo:font-weight="bold" officeooo:rsid="00b18e62" style:font-weight-asian="bold" style:font-weight-complex="bold"/>
    </style:style>
    <style:style style:name="T144" style:family="text">
      <style:text-properties officeooo:rsid="00b5243b"/>
    </style:style>
    <style:style style:name="T145" style:family="text">
      <style:text-properties officeooo:rsid="00b708f8"/>
    </style:style>
    <style:style style:name="T146" style:family="text">
      <style:text-properties officeooo:rsid="00b8b436"/>
    </style:style>
    <style:style style:name="T147" style:family="text">
      <style:text-properties officeooo:rsid="00ba299c"/>
    </style:style>
    <style:style style:name="T148" style:family="text">
      <style:text-properties officeooo:rsid="00c84192"/>
    </style:style>
    <style:style style:name="T149" style:family="text">
      <style:text-properties officeooo:rsid="00df7c0e"/>
    </style:style>
    <style:style style:name="T150" style:family="text">
      <style:text-properties officeooo:rsid="00ba7853"/>
    </style:style>
    <style:style style:name="T151" style:family="text">
      <style:text-properties officeooo:rsid="00cc18a1"/>
    </style:style>
    <style:style style:name="T152" style:family="text">
      <style:text-properties officeooo:rsid="00b7785d"/>
    </style:style>
    <style:style style:name="T153" style:family="text">
      <style:text-properties officeooo:rsid="00cd3d1c"/>
    </style:style>
    <style:style style:name="T154" style:family="text">
      <style:text-properties officeooo:rsid="00cbcab7"/>
    </style:style>
    <style:style style:name="T155" style:family="text">
      <style:text-properties officeooo:rsid="00cd42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108">Counterfeit Currency <text:span text:style-name="T12">[x]</text:span></text:p>
      <text:p text:style-name="P108">eBooks Other <text:span text:style-name="T14">[x] (Errors with formatting) </text:span><text:span text:style-name="T15">[x]</text:span></text:p>
      <text:p text:style-name="P108">Other <text:span text:style-name="T16">[x]</text:span></text:p>
      <text:p text:style-name="P108">Resources – Identity Documents <text:span text:style-name="T10">65 </text:span><text:span text:style-name="T17">[x]</text:span></text:p>
      <text:p text:style-name="P108">Transportation/Stealth .<text:span text:style-name="T10">45</text:span></text:p>
      <text:p text:style-name="P37"/>
      <text:p text:style-name="P38">Formatting errors I believe have been caused by removing quotes</text:p>
      <text:p text:style-name="P39">Removed <text:span text:style-name="T13">some keywords: ‘how’ ‘to’ ‘make’</text:span></text:p>
      <text:p text:style-name="P39"/>
      <text:p text:style-name="P57">20/06/2020</text:p>
      <text:p text:style-name="P40">Amendments brought CC up to 0.80 for the market listings</text:p>
      <text:p text:style-name="P40">However, CC very low for forum titles – content is very different</text:p>
      <text:p text:style-name="P41">Adding more GT data based on Titles</text:p>
      <text:p text:style-name="P42">Broadened PGP/GPG to include all encryption</text:p>
      <text:p text:style-name="P42"/>
      <text:p text:style-name="P58">21/06/2020</text:p>
      <text:p text:style-name="P43">Works very well (0.8) on the market listings but far lower on the forum titles</text:p>
      <text:p text:style-name="P44">Mix is very different </text:p>
      <text:p text:style-name="P44">Obscure software names</text:p>
      <text:p text:style-name="P61"><text:span text:style-name="T22">There’s much broader variation on the forum data </text:span><text:span text:style-name="T23">(0.55)</text:span></text:p>
      <text:p text:style-name="P45"/>
      <text:p text:style-name="P62"><text:span text:style-name="T23">M</text:span><text:span text:style-name="T21">sg:</text:span></text:p>
      <text:p text:style-name="P46">Hi – hope you both had a good week:</text:p>
      <text:p text:style-name="P40"/>
      <text:p text:style-name="P47">Built the classifier which uses a total LL value for each entry.</text:p>
      <text:p text:style-name="P63"><text:span text:style-name="T21">This works very well on the market listings (0.8 CC) but not so well on the forum titles (0.5</text:span><text:span text:style-name="T24">7</text:span><text:span text:style-name="T21">)</text:span></text:p>
      <text:p text:style-name="P47"/>
      <text:p text:style-name="P48">I’m currently tweaking the model and adding more to the ground truth data to get better agreement. </text:p>
      <text:p text:style-name="P48"/>
      <text:p text:style-name="P48">The main difference is the forum data is much more variable and there’s a lot more fluff.</text:p>
      <text:p text:style-name="P48"/>
      <text:p text:style-name="P48"><text:soft-page-break/>I’ve expanded the Codebook slightly – so PGP/GPG would include all encryption (for example things like Truecrypt/Veracrypt) </text:p>
      <text:p text:style-name="P48"/>
      <text:p text:style-name="P99"><text:span text:style-name="T142">27</text:span><text:span text:style-name="T20">th</text:span><text:span text:style-name="T142"> </text:span><text:span text:style-name="T143">June</text:span></text:p>
      <text:p text:style-name="P49">Implemented K cross analysis</text:p>
      <text:p text:style-name="P51">Adding more to GT data</text:p>
      <text:p text:style-name="P49"/>
      <text:p text:style-name="P49">Msg for Monday:</text:p>
      <text:p text:style-name="P49"><text:tab/></text:p>
      <text:p text:style-name="P50">“</text:p>
      <text:p text:style-name="P64"><text:span text:style-name="T26">H</text:span><text:span text:style-name="T21">i all -</text:span></text:p>
      <text:p text:style-name="P52"/>
      <text:p text:style-name="P52">Bit of a monster update here, apologies!</text:p>
      <text:p text:style-name="P59"/>
      <text:p text:style-name="P65"><text:span text:style-name="T25">I was able to implement the k cross-validation without </text:span><text:span text:style-name="T34">too </text:span><text:span text:style-name="T25">many problems, </text:span><text:span text:style-name="T27">returned the following results </text:span><text:span text:style-name="T31">for the data</text:span><text:span text:style-name="T27"> </text:span><text:span text:style-name="T30">at end of 26/06</text:span><text:span text:style-name="T27">: </text:span></text:p>
      <text:p text:style-name="P53"/>
      <text:p text:style-name="P109">n = 4230</text:p>
      <text:p text:style-name="P110">Overall <text:span text:style-name="T58">(c</text:span><text:span text:style-name="T61">k</text:span><text:span text:style-name="T58">)</text:span>: <text:s/>0.6431080881297078</text:p>
      <text:p text:style-name="P60"/>
      <text:p text:style-name="P66"><text:span text:style-name="T47">Looked</text:span><text:span text:style-name="T36"> at it in more detail, the </text:span><text:span text:style-name="T28">market </text:span><text:span text:style-name="T36">listing</text:span><text:span text:style-name="T28">s</text:span><text:span text:style-name="T36"> items </text:span><text:span text:style-name="T35">were</text:span><text:span text:style-name="T36"> largely correct </text:span><text:span text:style-name="T29">but the forum titles not-so-much, primarily because the terminology is more variable, </text:span><text:span text:style-name="T32">increased use of </text:span><text:span text:style-name="T33">insider </text:span><text:span text:style-name="T32">slang</text:span><text:span text:style-name="T29"> and greater prominence of spelling mistakes. Certain categories </text:span><text:span text:style-name="T35">were</text:span><text:span text:style-name="T29"> pretty solid (</text:span><text:span text:style-name="T30">VPNs, Credit, Crypto Trading are all </text:span><text:span text:style-name="T29">&gt;80% correct) but others are very low (</text:span><text:span text:style-name="T30">Lockpicking, Mobile Hacking.. </text:span><text:span text:style-name="T29">&lt;40%).</text:span></text:p>
      <text:p text:style-name="P54"/>
      <text:p text:style-name="P65"><text:span text:style-name="T29">I </text:span><text:span text:style-name="T35">added more GT data </text:span><text:span text:style-name="T38">(</text:span><text:span text:style-name="T37">trying to emphasise these areas</text:span><text:span text:style-name="T38">)</text:span><text:span text:style-name="T37">, </text:span><text:span text:style-name="T35">fixed a couple instances </text:span><text:span text:style-name="T47">where</text:span><text:span text:style-name="T35"> I had manually sorted incorrectly </text:span><text:span text:style-name="T38">and tweaked some of the code. </text:span><text:span text:style-name="T39">Ran it again and got a better result:</text:span></text:p>
      <text:p text:style-name="P52"/>
      <text:p text:style-name="P111">n = 5390</text:p>
      <text:p text:style-name="P112"><text:span text:style-name="T58">Overall </text:span><text:span text:style-name="T59">(c</text:span><text:span text:style-name="T60">k</text:span><text:span text:style-name="T59">)</text:span><text:span text:style-name="T58">: <text:s/>0.6968650694049577</text:span></text:p>
      <text:p text:style-name="P55"/>
      <text:p text:style-name="P67"><text:span text:style-name="T26">The main issue is that </text:span><text:span text:style-name="T42">it’</text:span><text:span text:style-name="T39">s </text:span><text:span text:style-name="T26">VERY slow. </text:span><text:span text:style-name="T39">It </text:span><text:span text:style-name="T42">wasn’t particularly</text:span><text:span text:style-name="T39"> fast to begin with</text:span><text:span text:style-name="T26"> </text:span><text:span text:style-name="T39">and</text:span><text:span text:style-name="T26"> now </text:span><text:span text:style-name="T39">it </text:span><text:span text:style-name="T26">needs to rebuild that data from scratch </text:span><text:span text:style-name="T44">and then run </text:span><text:span text:style-name="T26">10 times, </text:span><text:span text:style-name="T40">so </text:span><text:span text:style-name="T26">it takes hours to achieve the end result. </text:span><text:span text:style-name="T40">In addition, the</text:span><text:span text:style-name="T41">re’s now &gt;5000 </text:span><text:span text:style-name="T42">items</text:span><text:span text:style-name="T41"> in the</text:span><text:span text:style-name="T40"> ground truth data, </text:span><text:span text:style-name="T43">so there’s a lot of keywords for it to </text:span><text:span text:style-name="T46">extract and </text:span><text:span text:style-name="T43">cross-check </text:span><text:span text:style-name="T45">every</text:span><text:span text:style-name="T43"> run.</text:span></text:p>
      <text:p text:style-name="P56"/>
      <text:p text:style-name="P68"><text:span text:style-name="T43">I’</text:span><text:span text:style-name="T21">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2">Requires </text:span><text:span text:style-name="T73">pandas, numpy </text:span><text:span text:style-name="T75">and</text:span><text:span text:style-name="T73"> nlt</text:span><text:span text:style-name="T74">k </text:span><text:span text:style-name="T76">packages</text:span><text:span text:style-name="T74">.</text:span></text:p>
      <text:p text:style-name="P24"/>
      <text:p text:style-name="P25"><text:span text:style-name="T63">If you run</text:span> <text:span text:style-name="T62">K-analysis.py, </text:span><text:span text:style-name="T63">that’ll run the whole operation. It’s currently set up to </text:span><text:span text:style-name="T64">run on sample data (~600 sorted random entries) – in case you wanted to see it work without waiting for ages. </text:span></text:p>
      <text:p text:style-name="P25"/>
      <text:p text:style-name="P25"><text:span text:style-name="T63">If you scroll down, there’s comments explained what each function does. </text:span><text:span text:style-name="T66">It’s essentially split into four stages:</text:span></text:p>
      <text:p text:style-name="P24"/>
      <text:p text:style-name="P113">1. Shuffling the dataset and splitting it into x10 k samples</text:p>
      <text:p text:style-name="P114"><text:span text:style-name="T66">2. </text:span><text:span text:style-name="T67">Creating x10 sets (</text:span><text:span text:style-name="T68">comprising of </text:span><text:span text:style-name="T67">every </text:span><text:span text:style-name="T69">k </text:span><text:span text:style-name="T67">sample except one) </text:span><text:span text:style-name="T69">which will be used to train the model in turn.</text:span></text:p>
      <text:p text:style-name="P115">3. <text:span text:style-name="T69">Some </text:span><text:span text:style-name="T70">brief</text:span><text:span text:style-name="T69"> validation of these subsets.</text:span></text:p>
      <text:p text:style-name="P116"><text:soft-page-break/><text:span text:style-name="T70">4. </text:span><text:span text:style-name="T71">A loop that trains the model and categorises each k sample</text:span></text:p>
      <text:p text:style-name="P117">5. Calculating CK for each k sample and printing the results.</text:p>
      <text:p text:style-name="P24"/>
      <text:p text:style-name="P26"><text:span text:style-name="T64">If you want it to run the full dataset, </text:span><text:span text:style-name="T65">change the path (line 8) in splitFile.py from sample.csv to full.csv. </text:span></text:p>
      <text:p text:style-name="P26"/>
      <text:p text:style-name="P27"><text:span text:style-name="T77">I can share the Git repo with you if that’s helpful </text:span><text:span text:style-name="T78">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1">hope you’re doing well.</text:span></text:p>
      <text:p text:style-name="P14"/>
      <text:p text:style-name="P28"><text:span text:style-name="T52">I’ve run it on the </text:span><text:span text:style-name="T53">source data </text:span><text:span text:style-name="T52">and then done a quick </text:span><text:span text:style-name="T54">check-over.</text:span><text:span text:style-name="T52"> </text:span></text:p>
      <text:p text:style-name="P14"/>
      <text:p text:style-name="P6">Market</text:p>
      <text:p text:style-name="P14">The good news is that it’s broadly correct but there’s a few holes, <text:span text:style-name="T79">particularly in </text:span><text:span text:style-name="T80">some of </text:span><text:span text:style-name="T79">the rarer categories.</text:span></text:p>
      <text:p text:style-name="P14"/>
      <text:p text:style-name="P29"><text:span text:style-name="T48">For example, every item (</text:span><text:span text:style-name="T49">about</text:span><text:span text:style-name="T48"> 8 in </text:span><text:span text:style-name="T49">each)</text:span><text:span text:style-name="T48"> in the doxing, </text:span><text:span text:style-name="T49">mobile-hacking</text:span><text:span text:style-name="T48"> </text:span><text:span text:style-name="T50">cats</text:span><text:span text:style-name="T48"> was incorrectly categorised. </text:span><text:span text:style-name="T51">A chunk of eBooks were also incorrectly classed as Crytpo due to an overweighted keyword.</text:span></text:p>
      <text:p text:style-name="P15"/>
      <text:p text:style-name="P6">Forum Thread Titles</text:p>
      <text:p text:style-name="P16">Similar story for thread titles – broadly correct but <text:span text:style-name="T82">there’s a few </text:span>issues. Much of what has been flagged as an e-book, <text:span text:style-name="T83">isn’t.</text:span></text:p>
      <text:p text:style-name="P16"/>
      <text:p text:style-name="P17">So far after running it, I’ve written up a little bit about some of these issues, the data prep and I’m looking at creating the mappings next.</text:p>
      <text:p text:style-name="P17"/>
      <text:p text:style-name="P7">1<text:span text:style-name="T141">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4">completed the plans</text:span> outlined there. </text:p>
      <text:p text:style-name="P19"/>
      <text:p text:style-name="P20"><text:span text:style-name="T85">- Ran the k-fold cross validation after the changes. Cohen’s kappa was improved, though not </text:span><text:span text:style-name="T86">nearly </text:span><text:span text:style-name="T85">as much as I’d have liked </text:span><text:span text:style-name="T86">(</text:span><text:span text:style-name="T87">only </text:span><text:span text:style-name="T86">from 0.72 to 0.73!).</text:span></text:p>
      <text:p text:style-name="P20"><text:span text:style-name="T88">- Similar for the under/over allocation, the effects are still there, </text:span><text:span text:style-name="T89">only</text:span><text:span text:style-name="T88"> mitigated slightly. </text:span></text:p>
      <text:p text:style-name="P21"/>
      <text:p text:style-name="P21"><text:span text:style-name="T90">A bit disappointing as I was hoping for more of an improvement. </text:span><text:span text:style-name="T89">Feel like I’m reaching my limit </text:span><text:span text:style-name="T90">now in regards to the changes I can make to the classifier.</text:span></text:p>
      <text:p text:style-name="P21"/>
      <text:p text:style-name="P30">- Ran the <text:span text:style-name="T91">rest of the </text:span>unsorted <text:span text:style-name="T91">data, </text:span><text:span text:style-name="T92">as before but including the hacking forum data as well.</text:span></text:p>
      <text:p text:style-name="P30"/>
      <text:p text:style-name="P31"><text:span text:style-name="T93">I’m looking at the outcomes of the hacking data now. The </text:span><text:span text:style-name="T96">content</text:span><text:span text:style-name="T93"> is quite different – </text:span><text:span text:style-name="T94">there are a lot more things like account dumps, cracking tools. Some categories like proxies, are near perfect but others are almost all incorrectly classified.</text:span></text:p>
      <text:p text:style-name="P31"/>
      <text:p text:style-name="P32"><text:soft-page-break/>I’<text:span text:style-name="T95">m</text:span> manually corrected a lot of this now <text:span text:style-name="T95">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6">Some good news, got a distinction for the research proposal! Thanks very much for your support on that. </text:span><text:span text:style-name="T55">I have a minor issue with some of the feedback </text:span><text:span text:style-name="T56">(regarding dark</text:span><text:span text:style-name="T57">net</text:span><text:span text:style-name="T56"> server locations)</text:span><text:span text:style-name="T55">:</text:span></text:p>
      <text:p text:style-name="P19"/>
      <text:p text:style-name="P118"><text:span text:style-name="T97">A</text:span>t places, they seems bit odd, like "<text:span text:style-name="T98">t</text:span>his makes it essentially impossible for forensic researchers to investigate using traditional means like examining a server’s IP address". IPs are always traceable!</text:p>
      <text:p text:style-name="P118"/>
      <text:p text:style-name="P93"><text:span text:style-name="T101">I think what I’ve written is fair. My understanding </text:span><text:span text:style-name="T103">is that </text:span><text:span text:style-name="T101">the </text:span><text:span text:style-name="T102">location </text:span><text:span text:style-name="T103">details are</text:span><text:span text:style-name="T102"> heavily </text:span><text:span text:style-name="T101">encryp</text:span><text:span text:style-name="T102">ted </text:span><text:span text:style-name="T104">and impossible to decipher via traditional means,</text:span><text:span text:style-name="T102"> </text:span><text:span text:style-name="T104">o</text:span><text:span text:style-name="T103">therwise the job of law enforcement would be very easy </text:span><text:span text:style-name="T105">in shutting down these sites</text:span><text:span text:style-name="T103">?</text:span></text:p>
      <text:p text:style-name="P70"/>
      <text:p text:style-name="P94"><text:span text:style-name="T125">18</text:span><text:span text:style-name="T140">th</text:span><text:span text:style-name="T124"> July </text:span></text:p>
      <text:p text:style-name="P87"><text:s/></text:p>
      <text:p text:style-name="P95"><text:span text:style-name="T99">Hi both, </text:span><text:span text:style-name="T126">thanks for your comments</text:span><text:span text:style-name="T127">.</text:span></text:p>
      <text:p text:style-name="P91"/>
      <text:p text:style-name="P96"><text:span text:style-name="T127">N</text:span><text:span text:style-name="T128">ot been able to get as much done as I’d have liked this week as I’ve been trying to sort out </text:span><text:span text:style-name="T129">job stuff.</text:span></text:p>
      <text:p text:style-name="P71"/>
      <text:p text:style-name="P97"><text:span text:style-name="T111">@Matt would you mind if I used </text:span><text:span text:style-name="T114">your details</text:span><text:span text:style-name="T111"> as an academic reference? My personal tutor </text:span><text:span text:style-name="T107">has </text:span><text:span text:style-name="T112">moved to a different</text:span><text:span text:style-name="T107"> </text:span><text:span text:style-name="T112">university</text:span><text:span text:style-name="T107"> </text:span><text:span text:style-name="T110">now </text:span><text:span text:style-name="T113">so I doubt </text:span><text:span text:style-name="T110">there details will be the same.</text:span></text:p>
      <text:p text:style-name="P72"/>
      <text:p text:style-name="P98"><text:span text:style-name="T110">I’</text:span><text:span text:style-name="T100">ve linked up the categories with the most relevant Kas</text:span><text:span text:style-name="T108">, </text:span><text:span text:style-name="T100">summed each and</text:span><text:span text:style-name="T108"> created the spider diagrams attached. </text:span><text:span text:style-name="T100">I’ve just used the built-in graphing features in Calc atm but </text:span><text:span text:style-name="T108">I’m guessing there is a more academic way of creating these? </text:span></text:p>
      <text:p text:style-name="P73"/>
      <text:p text:style-name="P73"/>
      <table:table table:name="Table1" table:style-name="Table1">
        <table:table-column table:style-name="Table1.A"/>
        <table:table-column table:style-name="Table1.B"/>
        <table:table-row table:style-name="Table1.1">
          <table:table-cell table:style-name="Table1.A1" office:value-type="string">
            <text:p text:style-name="P34">KA</text:p>
          </table:table-cell>
          <table:table-cell table:style-name="Table1.A1" office:value-type="string">
            <text:p text:style-name="P36">Categ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35"/>
      <text:p text:style-name="P74"/>
      <text:p text:style-name="P94"><text:span text:style-name="T106">All KA’s aren’t represented, </text:span><text:span text:style-name="T107">making direct comparison to </text:span><text:span text:style-name="T108">Mirror, Mirror study difficult. </text:span><text:span text:style-name="T109">I </text:span><text:span text:style-name="T108">could set all the other KAs</text:span><text:span text:style-name="T109"> as 0 values – but this wouldn’t technically be correct as there are occasionally entries which fall into these categories, </text:span><text:span text:style-name="T108">though not very many.</text:span></text:p>
      <text:p text:style-name="P94"><text:span text:style-name="T108"><text:line-break/></text:span><text:span text:style-name="T114">At the moment, I am just taking notes on </text:span><text:span text:style-name="T115">the differences between the three spider charts.</text:span></text:p>
      <text:p text:style-name="P69"/>
      <text:p text:style-name="P118"/>
      <text:p text:style-name="P88">27<text:span text:style-name="T19">th</text:span> July</text:p>
      <text:p text:style-name="P88"/>
      <text:p text:style-name="P75">Hi both,</text:p>
      <text:p text:style-name="P75"/>
      <text:p text:style-name="P76">I’ve broken down <text:span text:style-name="T144">the </text:span><text:span text:style-name="T145">forum titles by year and written a little about the trends. </text:span><text:span text:style-name="T144">Not able to do so for the listings as they’re not dated. </text:span><text:span text:style-name="T150">Also done some further discussion about potential reasons and implications. </text:span></text:p>
      <text:p text:style-name="P75"/>
      <text:p text:style-name="P77">Briefly:</text:p>
      <text:p text:style-name="P79">- <text:span text:style-name="T152">T</text:span><text:span text:style-name="T151">he categories with the highest prevalence I think can be summarised as firstly methods for obtaining money illegally (‘Carding’, ‘Fraud’), secondly methods for cleaning that money (‘Cashing Out’) and lastly, means to stay anonymous </text:span><text:span text:style-name="T153">while performing these activities (‘Proxies’, ‘Tor’, ‘VPN’).</text:span></text:p>
      <text:p text:style-name="P77">- In terms of numbers of titles, there’s consistent growth supporting the previous research that the darknet is growing in size.</text:p>
      <text:p text:style-name="P78">- In terms of <text:span text:style-name="T146">KA percentages,</text:span> <text:span text:style-name="T146">t</text:span>he cryptomarket forum<text:span text:style-name="T146">s remain more or less the same year on year. The hacker forums however show Attacks &amp; Defences increasing drastically </text:span><text:span text:style-name="T147">whereas </text:span><text:span text:style-name="T148">‘Software &amp; Platform Security’ category showed the </text:span><text:span text:style-name="T149">exact </text:span><text:span text:style-name="T148">inverse trend.</text:span></text:p>
      <text:p text:style-name="P100"><text:span text:style-name="T116">- </text:span><text:span text:style-name="T117">I’ve speculated that a potential reason for this trend could be greater awareness of and greater accessibility to these darknet forums. An increase of less technically minded users could explain the increase in get-rich-quick-type categories (such as Carding and Fraud) over more technically minded categories (such as Hacking).</text:span></text:p>
      <text:p text:style-name="P80"/>
      <text:p text:style-name="P101"><text:span text:style-name="T117">A</text:span><text:span text:style-name="T100">gainst cyber-sec curricula:</text:span></text:p>
      <text:p text:style-name="P80">- Infastructure sec is very low throughout suggesting there may be some justification to it’s low prominence within the cyber-sec curricula.</text:p>
      <text:p text:style-name="P100"><text:span text:style-name="T117">- </text:span><text:span text:style-name="T118">One of the most striking differences is adv behaviours which features prominently </text:span><text:span text:style-name="T119">on the darknet, this is not mirrored within the cyber-sec curricula.</text:span></text:p>
      <text:p text:style-name="P100"><text:span text:style-name="T119">- As much of this is focussed within carding and </text:span><text:span text:style-name="T120">money laundering</text:span><text:span text:style-name="T119">, I speculate there might be scope for a cyber sec accreditation </text:span><text:span text:style-name="T120">for banking professionals </text:span><text:span text:style-name="T119">which focusses </text:span><text:span text:style-name="T120">on these.</text:span></text:p>
      <text:p text:style-name="P81"/>
      <text:p text:style-name="P102"><text:span text:style-name="T119">I </text:span><text:span text:style-name="T100">haven’t really made any changes to Joe’s script, just used it to generate more spider charts.</text:span></text:p>
      <text:p text:style-name="P82"/>
      <text:p text:style-name="P104"><text:span text:style-name="T99">3</text:span><text:span text:style-name="T139">rd</text:span><text:span text:style-name="T99"> August</text:span></text:p>
      <text:p text:style-name="P89"/>
      <text:p text:style-name="P124">Hi both -</text:p>
      <text:p text:style-name="P124"><text:line-break/>Hope everything's going well -</text:p>
      <text:p text:style-name="P124"/>
      <text:p text:style-name="P83"><text:span text:style-name="T154">@Joe </text:span><text:span text:style-name="T155">i</text:span><text:span text:style-name="T99">f you were able to show the spider diagrams to your boss, did they say anything of interest? </text:span><text:span text:style-name="T154">Might be helpful.</text:span></text:p>
      <text:p text:style-name="P124"/>
      <text:p text:style-name="P107"><text:span text:style-name="T99">I’m starting to write up the dissertation a bit more formally now. </text:span><text:span text:style-name="T135">I’m structuring my dissertation in a way that’s very similar to the attached </text:span><text:span text:style-name="T133">dissertation</text:span></text:p>
      <text:p text:style-name="P84"/>
      <text:p text:style-name="P103"><text:span text:style-name="T133">O</text:span><text:span text:style-name="T99">n background</text:span></text:p>
      <text:p text:style-name="P85"><text:soft-page-break/>I’m guessing this will be very similar to the Introduction section of the research proposal.. is there much of an issue with copying and pasting a lot of this across? Obviously will be checked and amended, improved where necessary.</text:p>
      <text:p text:style-name="P89"/>
      <text:p text:style-name="P90">On formatting</text:p>
      <text:p text:style-name="P105"><text:span text:style-name="T99">Not sure if this is too much to hope for but is there a UoB Latex template for Msc dissertations? At the moment, I’m just bastardising </text:span><text:span text:style-name="T131">a template </text:span><text:span text:style-name="T132">from another institution. </text:span></text:p>
      <text:p text:style-name="P89"/>
      <text:p text:style-name="P105"><text:span text:style-name="T134">Also, t</text:span><text:span text:style-name="T99">he specification </text:span><text:span text:style-name="T134">on blackboard</text:span><text:span text:style-name="T99"> contradicts the examples provided. It states:</text:span></text:p>
      <text:p text:style-name="P86"/>
      <text:p text:style-name="P92">“At the top of the title page, give the title and, if necessary, the sub-title. The full name of the dissertation author should be in the centre of the page.”</text:p>
      <text:p text:style-name="P86"/>
      <text:p text:style-name="P106"><text:span text:style-name="T99">Whereas in all the examples the title is in the middle </text:span><text:span text:style-name="T130">with the UoB logo at the top (see attached)</text:span><text:span text:style-name="T99">. </text:span><text:span text:style-name="T131">Would you be able to give any clarity on this? </text:span><text:span text:style-name="T99">In any case I’ve structured it the same as the examples for now. </text:span><text:span text:style-name="T134">Seems very odd to keep the same spec for many years then suddenly change but perhaps there’s a reason.</text:span></text:p>
      <text:p text:style-name="P80"/>
      <text:p text:style-name="P120">20/08/2020 ----</text:p>
      <text:p text:style-name="P120"/>
      <text:p text:style-name="P128">beginning to find it a little difficult to add </text:p>
      <text:p text:style-name="P128"/>
      <text:p text:style-name="P129">Add a small glossary at the start for terminology?</text:p>
      <text:p text:style-name="P129"/>
      <text:p text:style-name="P131">How much free reign do I have regarding policy suggestions? At the moment, I am writing as if I have complete control and then backing up my suggestions with research/findings </text:p>
      <text:p text:style-name="P129"/>
      <text:p text:style-name="P136"><text:span text:style-name="T121">I am a bit conscious that I may be wandering off topic a little bit</text:span></text:p>
      <text:p text:style-name="P120"/>
      <text:p text:style-name="P120">Log likelihood</text:p>
      <text:p text:style-name="P126">Not sure how much detail to go into around the LL calculation: Feel like to an extent I am just regurgitating what is on the Ryan &amp; Garside article, which is already referenced.</text:p>
      <text:p text:style-name="P127">Should I include the actual algorithm?</text:p>
      <text:p text:style-name="P127"/>
      <text:p text:style-name="P121">Classifier</text:p>
      <text:p text:style-name="P121">From Mirror, Mirror</text:p>
      <text:p text:style-name="P130">This would not only speed the mapping process up but given an arbitrary</text:p>
      <text:p text:style-name="P130">cybersecurity-focused document we could map keywords</text:p>
      <text:p text:style-name="P130">to CyBOK knowledge areas and generate references to the</text:p>
      <text:p text:style-name="P130">cybersecurity documentation in CyBOK, which may help</text:p>
      <text:p text:style-name="P130">with reading comprehension.</text:p>
      <text:p text:style-name="P130"/>
      <text:p text:style-name="P130">- This is sort of what my classifier is (although not ML) it can classify strings to CyBOK areas</text:p>
      <text:p text:style-name="P130"/>
      <text:p text:style-name="P132">Do I need to perform any significance tests?</text:p>
      <text:p text:style-name="P132"/>
      <text:p text:style-name="P133">Bit concerned I haven’t done enough reasoning for why I’m using k-fold cross validation</text:p>
      <text:p text:style-name="P133">Found most of them incomprehensible</text:p>
      <text:p text:style-name="P134"/>
      <text:p text:style-name="P123">Adding my own graphs that I’ve just created using Office software?</text:p>
      <text:p text:style-name="P130"/>
      <text:p text:style-name="P122">Bibliography</text:p>
      <text:p text:style-name="P137"><text:span text:style-name="T122">The template I was using didn’t seem to support URLs </text:span><text:span text:style-name="T123">initially until I added </text:span><text:span text:style-name="T136">\bibliographystyle{plainurl}</text:span></text:p>
      <text:p text:style-name="P135"><text:span text:style-name="T138">T</text:span><text:span text:style-name="T137">his makes them show up but appears a bit weir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8-19T23:26:30.410942979</dc:date>
    <meta:editing-duration>P11DT16H55M22S</meta:editing-duration>
    <meta:editing-cycles>127</meta:editing-cycles>
    <meta:generator>LibreOffice/6.4.4.2$Linux_X86_64 LibreOffice_project/40$Build-2</meta:generator>
    <meta:document-statistic meta:table-count="1" meta:image-count="0" meta:object-count="0" meta:page-count="6" meta:paragraph-count="205" meta:word-count="2199" meta:character-count="13182" meta:non-whitespace-character-count="11135"/>
  </office:meta>
</office:document-meta>
</file>